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4.222cm"/>
    </style:style>
    <style:style style:name="gr3" style:family="graphic" style:parent-style-name="standard">
      <style:graphic-properties draw:stroke="none" draw:fill="none" fo:min-height="14.843cm"/>
    </style:style>
    <style:style style:name="gr4" style:family="graphic" style:parent-style-name="standard">
      <style:graphic-properties draw:stroke="none" draw:fill="none" fo:min-height="4.979cm"/>
    </style:style>
    <style:style style:name="gr5" style:family="graphic" style:parent-style-name="standard">
      <style:graphic-properties draw:stroke="none" draw:fill="none" fo:min-height="2.135cm"/>
    </style:style>
    <style:style style:name="gr6" style:family="graphic" style:parent-style-name="standard">
      <style:graphic-properties draw:stroke="none" draw:fill="none" fo:min-height="9.956cm"/>
    </style:style>
    <style:style style:name="gr7" style:family="graphic" style:parent-style-name="standard">
      <style:graphic-properties draw:stroke="none" draw:fill="none" fo:min-height="4.268cm"/>
    </style:style>
    <style:style style:name="gr8" style:family="graphic" style:parent-style-name="standard">
      <style:graphic-properties draw:stroke="none" draw:fill="none" fo:min-height="4.267cm"/>
    </style:style>
    <style:style style:name="gr9" style:family="graphic" style:parent-style-name="standard">
      <style:graphic-properties draw:stroke="none" draw:fill="none" fo:min-height="7.111cm"/>
    </style:style>
    <style:style style:name="gr10" style:family="graphic" style:parent-style-name="standard">
      <style:graphic-properties draw:stroke="none" draw:fill="none" fo:min-height="5.69cm"/>
    </style:style>
    <style:style style:name="gr11" style:family="graphic" style:parent-style-name="standard">
      <style:graphic-properties draw:stroke="none" draw:fill="none" fo:min-height="8.533cm"/>
    </style:style>
    <style:style style:name="gr12" style:family="graphic" style:parent-style-name="standard">
      <style:graphic-properties draw:stroke="none" draw:fill="none" fo:min-height="6.95cm"/>
    </style:style>
    <style:style style:name="pr1" style:family="presentation" style:parent-style-name="Standard-title">
      <style:graphic-properties fo:min-height="2.629cm"/>
    </style:style>
    <style:style style:name="pr2" style:family="presentation" style:parent-style-name="Standard-subtitle">
      <style:graphic-properties draw:fill-color="#ffffff" fo:min-height="9.13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</style:style>
    <style:style style:name="P3" style:family="paragraph">
      <style:text-properties fo:font-size="14pt" style:font-size-asian="14pt" style:font-size-complex="14pt"/>
    </style:style>
    <style:style style:name="P4" style:family="paragraph">
      <loext:graphic-properties draw:fill="none"/>
      <style:text-properties fo:font-size="14pt" style:font-size-asian="14pt" style:font-size-complex="14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style:text-properties fo:font-size="10pt" style:font-size-asian="10pt" style:font-size-complex="10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background-color="#ed1c24" style:font-size-asian="12pt" style:font-size-complex="12pt"/>
    </style:style>
    <style:style style:name="T5" style:family="text">
      <style:text-properties fo:font-size="12pt" fo:background-color="#00aaad" style:font-size-asian="12pt" style:font-size-complex="12pt"/>
    </style:style>
    <style:style style:name="T6" style:family="text">
      <style:text-properties fo:font-size="12pt" fo:font-weight="bold" fo:background-color="#00aaad" style:font-size-asian="12pt" style:font-weight-asian="bold" style:font-size-complex="12pt" style:font-weight-complex="bold"/>
    </style:style>
    <style:style style:name="T7" style:family="text">
      <style:text-properties fo:background-color="transparent"/>
    </style:style>
    <style:style style:name="T8" style:family="text">
      <style:text-properties fo:background-color="#ed1c24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Mono" fo:font-size="10pt" fo:font-style="normal" fo:text-shadow="none" style:text-underline-style="none" fo:font-weight="normal" style:letter-kerning="true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15.888cm" svg:height="16.604cm" svg:x="0.2cm" svg:y="0cm">
          <draw:text-box>
            <text:p>&lt;!ELEMENT </text:p>
            <text:p>document ( id, infon*, passage+, relation* ) &gt;</text:p>
            <text:p>&lt;!ELEMENT id (#PCDATA)&gt;</text:p>
            <text:p/>
            <text:p>&lt;!ELEMENT passage ( infon*, offset, ( ( text?, annotation* ) | sentence* ), relation* ) &gt;</text:p>
            <text:p>&lt;!ELEMENT offset (#PCDATA)&gt;</text:p>
            <text:p>&lt;!ELEMENT text (#PCDATA)&gt;</text:p>
            <text:p/>
            <text:p>&lt;!ELEMENT sentence ( infon*, offset, text?, annotation*, relation* ) &gt;</text:p>
            <text:p/>
            <text:p>&lt;!ELEMENT annotation ( infon*, location*, text ) &gt;</text:p>
            <text:p>&lt;!ATTLIST annotation id CDATA #IMPLIED &gt;</text:p>
            <text:p>&lt;!ELEMENT location EMPTY&gt;</text:p>
            <text:p>&lt;!ATTLIST location offset CDATA #REQUIRED &gt;</text:p>
            <text:p>&lt;!ATTLIST location length CDATA #REQUIRED &gt;</text:p>
            <text:p/>
            <text:p>&lt;!ELEMENT relation ( infon*, node* ) &gt;</text:p>
            <text:p>&lt;!ATTLIST relation id CDATA #IMPLIED &gt;</text:p>
            <text:p>&lt;!ELEMENT node EMPTY&gt;</text:p>
            <text:p>&lt;!ATTLIST node refid CDATA #REQUIRED &gt;</text:p>
            <text:p>&lt;!ATTLIST node role CDATA "" &gt;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4" draw:layer="layout" svg:width="26.2cm" svg:height="15.093cm" svg:x="0.8cm" svg:y="0.657cm">
          <draw:text-box draw:corner-radius="0.215cm">
            <text:p text:style-name="P3"><text:span text:style-name="T1"><text:s text:c="4"/></text:span><text:span text:style-name="T2">collection</text:span><text:span text:style-name="T1">: <text:s/>Group of documents, usually from a larger corpus. If</text:span></text:p>
            <text:p text:style-name="P3"><text:span text:style-name="T1"><text:s text:c="4"/></text:span><text:span text:style-name="T1">a group of documents is from several corpora, use several</text:span></text:p>
            <text:p text:style-name="P3"><text:span text:style-name="T1"><text:s text:c="4"/></text:span><text:span text:style-name="T1">collections.</text:span></text:p>
            <text:p text:style-name="P3"><text:span text:style-name="T1"/></text:p>
            <text:p text:style-name="P3"><text:span text:style-name="T1"><text:s text:c="4"/></text:span><text:span text:style-name="T1">source: <text:s/>Name of the source corpus from which the documents were selected</text:span></text:p>
            <text:p text:style-name="P3"><text:span text:style-name="T1"/></text:p>
            <text:p text:style-name="P3"><text:span text:style-name="T1"><text:s text:c="4"/></text:span><text:span text:style-name="T1">date: <text:s/>Date documents extracted from original source. Can be as</text:span></text:p>
            <text:p text:style-name="P3"><text:span text:style-name="T1"><text:s text:c="4"/></text:span><text:span text:style-name="T1">simple as yyyymmdd or an ISO timestamp.</text:span></text:p>
            <text:p text:style-name="P3"><text:span text:style-name="T1"/></text:p>
            <text:p text:style-name="P3"><text:span text:style-name="T1"><text:s text:c="4"/></text:span><text:span text:style-name="T1">key: Separate file describing the infons used and any other useful</text:span></text:p>
            <text:p text:style-name="P3"><text:span text:style-name="T1"><text:s text:c="4"/></text:span><text:span text:style-name="T1">information about the data in the file. For example, if a file</text:span></text:p>
            <text:p text:style-name="P3"><text:span text:style-name="T1"><text:s text:c="4"/></text:span><text:span text:style-name="T1">includes part-of-speech tags, this file should describe the set of</text:span></text:p>
            <text:p text:style-name="P3"><text:span text:style-name="T1"><text:s text:c="4"/></text:span><text:span text:style-name="T1">part-of-speech tags used.</text:span></text:p>
            <text:p text:style-name="P3"><text:span text:style-name="T1"/></text:p>
            <text:p text:style-name="P3"><text:span text:style-name="T1"><text:s text:c="4"/></text:span><text:span text:style-name="T1">infon: key-value pairs. Can record essentially arbitrary</text:span></text:p>
            <text:p text:style-name="P3"><text:span text:style-name="T1"><text:s text:c="4"/></text:span><text:span text:style-name="T1">information. "type" will be a particular common key in the major</text:span></text:p>
            <text:p text:style-name="P3"><text:span text:style-name="T1"><text:s text:c="4"/></text:span><text:span text:style-name="T1">sub elements below. For PubMed references, passage "type" might</text:span></text:p>
            <text:p text:style-name="P3"><text:span text:style-name="T1"><text:s text:c="4"/></text:span><text:span text:style-name="T1">signal "title" or "abstract". For annotations, it might indicate</text:span></text:p>
            <text:p text:style-name="P3"><text:span text:style-name="T1"><text:s text:c="4"/></text:span><text:span text:style-name="T1">"noun phrase", "gene", or "disease". In the programming language</text:span></text:p>
            <text:p text:style-name="P3"><text:span text:style-name="T1"><text:s text:c="4"/></text:span><text:span text:style-name="T1">data structures, infons are typically represented as a map from a</text:span></text:p>
            <text:p text:style-name="P3"><text:span text:style-name="T1"><text:s text:c="4"/></text:span><text:span text:style-name="T1">string to a string. <text:s/>This means keys should be unique within each</text:span></text:p>
            <text:p text:style-name="P3"><text:span text:style-name="T1"><text:s text:c="4"/></text:span><text:span text:style-name="T1">parent element.</text:span></text:p>
          </draw:text-box>
        </draw:frame>
        <draw:frame draw:style-name="gr4" draw:text-style-name="P4" draw:layer="layout" svg:width="11.025cm" svg:height="5.229cm" svg:x="16.975cm" svg:y="4.371cm">
          <draw:text-box>
            <text:p text:style-name="P3"><text:span text:style-name="T1"/></text:p>
            <text:p text:style-name="P3"><text:span text:style-name="T1">&lt;!ELEMENT collection ( source, date, key, infon*, document+ ) &gt;</text:span></text:p>
            <text:p text:style-name="P3"><text:span text:style-name="T1">&lt;!ELEMENT source (#PCDATA)&gt;</text:span></text:p>
            <text:p text:style-name="P3"><text:span text:style-name="T1">&lt;!ELEMENT date (#PCDATA)&gt;</text:span></text:p>
            <text:p text:style-name="P3"><text:span text:style-name="T1">&lt;!ELEMENT key (#PCDATA)&gt;</text:span></text:p>
            <text:p text:style-name="P3"><text:span text:style-name="T1">&lt;!ELEMENT infon (#PCDATA)&gt;</text:span></text:p>
            <text:p text:style-name="P3"><text:span text:style-name="T1">&lt;!ATTLIST infon key CDATA #REQUIRED &g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5" draw:text-style-name="P4" draw:layer="layout" svg:width="13.05cm" svg:height="2.385cm" svg:x="0.15cm" svg:y="0.2cm">
          <draw:text-box>
            <text:p text:style-name="P3"><text:span text:style-name="T1">&lt;!ELEMENT </text:span></text:p>
            <text:p text:style-name="P3"><text:span text:style-name="T1">document ( id, infon*, passage+, relation* ) &gt;</text:span></text:p>
            <text:p text:style-name="P3"><text:span text:style-name="T1">&lt;!ELEMENT id (#PCDATA)&gt;</text:span></text:p>
          </draw:text-box>
        </draw:frame>
        <draw:frame draw:style-name="gr6" draw:text-style-name="P6" draw:layer="layout" svg:width="13cm" svg:height="10.206cm" svg:x="0.4cm" svg:y="2.2cm">
          <draw:text-box>
            <text:p text:style-name="P5"><text:span text:style-name="T3"><text:s text:c="2"/></text:span><text:span text:style-name="T3">document: A document in the collection. A single, complete</text:span></text:p>
            <text:p text:style-name="P5"><text:span text:style-name="T3"><text:s text:c="4"/></text:span><text:span text:style-name="T3">stand-alone document as described by its parent source.</text:span></text:p>
            <text:p text:style-name="P5"><text:span text:style-name="T3"/></text:p>
            <text:p text:style-name="P5"><text:span text:style-name="T3"><text:s/></text:span><text:span text:style-name="T4"><text:s text:c="3"/></text:span><text:span text:style-name="T4">id: <text:s/>Typically, the id of the document in the parent</text:span></text:p>
            <text:p text:style-name="P5"><text:span text:style-name="T4"><text:s text:c="4"/></text:span><text:span text:style-name="T4">source. Should at least be unique in the collection.</text:span></text:p>
            <text:p text:style-name="P5"><text:span text:style-name="T3"/></text:p>
            <text:p text:style-name="P5"><text:span text:style-name="T5"><text:s text:c="4"/></text:span><text:span text:style-name="T5">passage: One portion of the document. <text:s/>In the sample collection of PubMed documents, each document has a title and frequently an abstract. Structured abstracts could have additional passages. For a full text document, passages could be sections such as Introduction, Materials and Methods, or Conclusion. Another option would be paragraphs. Passages impose a linear structure on the document. Further structure in the document can be described by infon values.</text:span><text:span text:style-name="T6"> (→ kind of a generalized section, should keep the name passage )</text:span><text:span text:style-name="T5"> </text:span></text:p>
          </draw:text-box>
        </draw:frame>
        <draw:frame draw:style-name="gr7" draw:text-style-name="P2" draw:layer="layout" svg:width="13.436cm" svg:height="5.939cm" svg:x="13.8cm" svg:y="0.461cm">
          <draw:text-box>
            <text:p>Document</text:p>
            <text:p><text:span text:style-name="T7">- annotations : [list of document annotations]</text:span></text:p>
            <text:p>- ID: Document ID an uri</text:p>
            <text:p><text:span text:style-name="T8">- source_ID: Document Name</text:span></text:p>
            <text:p>- documentDate : document creation date</text:p>
            <text:p><text:s/>- attributes: other attributes linked to the Doc </text:p>
            <text:p/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8" draw:text-style-name="P2" draw:layer="layout" svg:width="16.684cm" svg:height="4.517cm" svg:x="0.516cm" svg:y="0.793cm">
          <draw:text-box>
            <text:p>&lt;!ELEMENT passage ( infon*, offset, ( ( text?, annotation* ) | sentence* ), relation* ) &gt;</text:p>
            <text:p>&lt;!ELEMENT offset (#PCDATA)&gt;</text:p>
            <text:p>&lt;!ELEMENT text (#PCDATA)&gt;</text:p>
            <text:p>&lt;!ELEMENT sentence ( infon*, offset, text?, annotation*, relation* ) &gt;</text:p>
          </draw:text-box>
        </draw:frame>
        <draw:frame draw:style-name="gr9" draw:text-style-name="P2" draw:layer="layout" svg:width="23cm" svg:height="7.361cm" svg:x="0.8cm" svg:y="5.6cm">
          <draw:text-box>
            <text:p>passage.infons["section_type"]</text:p>
            <text:p text:style-name="P7">Annotation (passage)</text:p>
            <text:p text:style-name="P7">- 'type':self.type = « passage »</text:p>
            <text:p text:style-name="P7"><text:span text:style-name="T9">- 'value':self.value = </text:span>passage.infons["section_type"]</text:p>
            <text:p text:style-name="P7">- ‘ngram’ : self.ngram = passage.text</text:p>
            <text:p text:style-name="P7">- 'span':self.span : (passage.offset,passage.offset+len(passage.text))</text:p>
            <text:p text:style-name="P7">- 'source':self.source (« biocPassage »)</text:p>
            <text:p text:style-name="P7">- 'source_ID': self.source_ID (generate automatically</text:p>
            <text:p text:style-name="P7">- 'isEntity': self.isEntity (False)</text:p>
            <text:p>- 'attributes': self.attributes (other attributes of passage.infons but none infons) </text:p>
          </draw:text-box>
        </draw:frame>
        <draw:frame draw:style-name="gr10" draw:text-style-name="P2" draw:layer="layout" svg:width="10.886cm" svg:height="6.65cm" svg:x="18.514cm" svg:y="0.15cm">
          <draw:text-box>
            <text:p>Annotation</text:p>
            <text:p>- 'type':self.type</text:p>
            <text:p>- 'value':self.value</text:p>
            <text:p>- 'span':self.span</text:p>
            <text:p>- 'source':self.source</text:p>
            <text:p>- 'source_ID': self.source_ID</text:p>
            <text:p>- 'isEntity': self.isEntity</text:p>
            <text:p>- 'attributes': self.attributes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1" draw:text-style-name="P2" draw:layer="layout" svg:width="27.6cm" svg:height="8.783cm" svg:x="0cm" svg:y="0cm">
          <draw:text-box>
            <text:p>passage.annotations and passage.sentences looks like the same</text:p>
            <text:p text:style-name="P7">Annotation (annotation)</text:p>
            <text:p text:style-name="P7"><text:span text:style-name="T9">- 'type':self.type = passage.annotations[0]["infons"]["type</text:span>"]</text:p>
            <text:p text:style-name="P7"><text:span text:style-name="T9">- 'value':self.value = passage.annotations[0]["infons"]</text:span>["identifier"]</text:p>
            <text:p text:style-name="P7"><text:span text:style-name="T9">- ‘ngram’ : self.ngram = passage.annotations[0]["text"]</text:span></text:p>
            <text:p text:style-name="P7"><text:span text:style-name="T9">- 'span':self.span : (passage.annotations[0]["</text:span><text:span text:style-name="T10">locations</text:span><text:span text:style-name="T9">"]["offset"] </text:span><text:span text:style-name="T9">offset,passage.annotations[0]["</text:span><text:span text:style-name="T10">locations</text:span><text:span text:style-name="T9">"]["offset"]</text:span>)</text:p>
            <text:p text:style-name="P7">- 'source':self.source (« biocAnnotation »)</text:p>
            <text:p text:style-name="P7">- 'source_ID': self.source_ID (generate automatically</text:p>
            <text:p text:style-name="P7">- 'isEntity': self.isEntity (True)</text:p>
            <text:p><text:span text:style-name="T9">- 'attributes': self.attributes (other attributes ofpassage.annotations[0]["infons"] but not </text:span><text:span text:style-name="T9">e type and identifier</text:span>) </text:p>
          </draw:text-box>
        </draw:frame>
        <draw:frame draw:style-name="gr12" draw:text-style-name="P9" draw:layer="layout" svg:width="19.421cm" svg:height="7.737cm" svg:x="3.4cm" svg:y="8.2cm">
          <draw:text-box>
            <text:p text:style-name="P8"><text:span text:style-name="T11"><text:s/></text:span><text:span text:style-name="T11">annotation: <text:s/>Stand-off annotation</text:span></text:p>
            <text:p text:style-name="P8"><text:span text:style-name="T11"/></text:p>
            <text:p text:style-name="P8"><text:span text:style-name="T11">id: Used to refer to this annotation in relations. Should be</text:span></text:p>
            <text:p text:style-name="P8"><text:span text:style-name="T11"><text:s text:c="4"/></text:span><text:span text:style-name="T11">unique at whatever level relations at appear. If relations appear</text:span></text:p>
            <text:p text:style-name="P8"><text:span text:style-name="T11"><text:s text:c="4"/></text:span><text:span text:style-name="T11">at the sentence level, annotation ids need to be unique within</text:span></text:p>
            <text:p text:style-name="P8"><text:span text:style-name="T11"><text:s text:c="4"/></text:span><text:span text:style-name="T11">each sentence. Similarly, if relations appear at the passage</text:span></text:p>
            <text:p text:style-name="P8"><text:span text:style-name="T11"><text:s text:c="4"/></text:span><text:span text:style-name="T11">level, annotation ids need to be unique within each passage.</text:span></text:p>
            <text:p text:style-name="P8"><text:span text:style-name="T11"/></text:p>
            <text:p text:style-name="P8"><text:span text:style-name="T11">location: Location of the annotated text. Multiple locations</text:span></text:p>
            <text:p text:style-name="P8"><text:span text:style-name="T11"><text:s text:c="4"/></text:span><text:span text:style-name="T11">indicate a multi-span annotation.</text:span></text:p>
            <text:p text:style-name="P8"><text:span text:style-name="T11"/></text:p>
            <text:p text:style-name="P8"><text:span text:style-name="T11">offset: Document offset to where the annotated text begins in</text:span></text:p>
            <text:p text:style-name="P8"><text:span text:style-name="T11"><text:s text:c="4"/></text:span><text:span text:style-name="T11">the passage or sentence. The value is the sum of the passage or</text:span></text:p>
            <text:p text:style-name="P8"><text:span text:style-name="T11"><text:s text:c="4"/></text:span><text:span text:style-name="T11">sentence offset and the local offset within the passage or</text:span></text:p>
            <text:p text:style-name="P8"><text:span text:style-name="T11"><text:s text:c="4"/></text:span><text:span text:style-name="T11">sentence.</text:span></text:p>
            <text:p text:style-name="P8"><text:span text:style-name="T11"/></text:p>
            <text:p text:style-name="P8"><text:span text:style-name="T11"><text:s/></text:span><text:span text:style-name="T11">length: Length of the annotated text. While unlikely, this could</text:span></text:p>
            <text:p text:style-name="P8"><text:span text:style-name="T11"><text:s text:c="4"/></text:span><text:span text:style-name="T11">be zero to describe an annotation that belongs between two</text:span></text:p>
            <text:p text:style-name="P8"><text:span text:style-name="T11"><text:s text:c="4"/></text:span><text:span text:style-name="T11">character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30T15:53:03.662653591</meta:creation-date>
    <dc:date>2020-07-30T17:51:38.053596540</dc:date>
    <meta:editing-duration>PT1H17M6S</meta:editing-duration>
    <meta:editing-cycles>15</meta:editing-cycles>
    <meta:generator>LibreOffice/6.0.7.3$Linux_X86_64 LibreOffice_project/00m0$Build-3</meta:generator>
    <meta:document-statistic meta:object-count="46"/>
  </office:meta>
</office:document-meta>
</file>